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tcorp.io<text:line-break/><text:line-break/>Main Page<text:line-break/>SATCORP – Operation Command</text:p>
      <text:p text:style-name="Standard">Developer Branch</text:p>
      <text:p text:style-name="Standard">Role: Concierge / System Architect / Creative Operations</text:p>
      <text:p text:style-name="Standard"/>
      <text:p text:style-name="Standard">1. Core Identity / Operator Value</text:p>
      <text:p text:style-name="Standard">• End-to-end problem solver bridging design/automation/branding/systems</text:p>
      <text:p text:style-name="Standard">• Translates vague ideas into deployable assets (web/brand/workflow/media)</text:p>
      <text:p text:style-name="Standard">• High-performance workstation driven delivery (RTX workflows/rapid iteration)</text:p>
      <text:p text:style-name="Standard">• Client-first concierge model: clarity→scope→execution→polish</text:p>
      <text:p text:style-name="Standard"/>
      <text:p text:style-name="Standard">2. Brand, Visual/Platform Systems</text:p>
      <text:p text:style-name="Standard">Capabilities</text:p>
      <text:p text:style-name="Standard">• Brand foundation/full identity systems</text:p>
      <text:p text:style-name="Standard">• Modular design frameworks built for scalability</text:p>
      <text:p text:style-name="Standard">• Wordmark/logotype design (minimalist/luxury/modern)</text:p>
      <text:p text:style-name="Standard">• Color doctrine/typography systems/usage rules</text:p>
      <text:p text:style-name="Standard">• Brand guideline PDFs (editable/print-ready)</text:p>
      <text:p text:style-name="Standard">• Visual identity extensions (favicons/social formats)</text:p>
      <text:p text:style-name="Standard">• Multi-platform brand guideline documentation</text:p>
      <text:p text:style-name="Standard">• Asset systems engineered for long-term growth</text:p>
      <text:p text:style-name="Standard">• Brand-aligned content systems/campaign creative direction <text:s/></text:p>
      <text:p text:style-name="Standard">• Social media platform-specific assets (IG grids &amp; stories/TikTok Covers)</text:p>
      <text:p text:style-name="Standard">• Presentation Decks/pitch slides/banners/print collateral</text:p>
      <text:p text:style-name="Standard">• Editable template systems (Canva/etc.)</text:p>
      <text:p text:style-name="Standard">Deliverables</text:p>
      <text:p text:style-name="Standard">• PNG/SVG/AI source files</text:p>
      <text:p text:style-name="Standard">• Brand books/mini style guides</text:p>
      <text:p text:style-name="Standard">• Logo usage/spacing rules</text:p>
      <text:p text:style-name="Standard"/>
      <text:p text:style-name="Standard">3. Web Design/UI Systems</text:p>
      <text:p text:style-name="Standard">Capabilities</text:p>
      <text:p text:style-name="Standard">• Landing pages/portfolios/business sites/dashboards</text:p>
      <text:p text:style-name="Standard">• Responsive design systems</text:p>
      <text:p text:style-name="Standard">• Web UI/UX systems for web apps/dashboards/portals</text:p>
      <text:p text:style-name="Standard">• Interactive UI elements/animation</text:p>
      <text:p text:style-name="Standard">• Dark/light modes/custom cursors/animations</text:p>
      <text:p text:style-name="Standard">• Hosting/deployment strategy (local→VPS→scalable environments)</text:p>
      <text:p text:style-name="Standard">Tech Stack</text:p>
      <text:p text:style-name="Standard">• HTML·CSS·JS</text:p>
      <text:p text:style-name="Standard">• GSAP·Vanta.js·basic React (as needed)</text:p>
      <text:p text:style-name="Standard">• SEO-ready structure/performance tuning</text:p>
      <text:p text:style-name="Standard"/>
      <text:p text:style-name="Standard">4. Systems Architecture</text:p>
      <text:p text:style-name="Standard">Capabilities</text:p>
      <text:p text:style-name="Standard">• Workflow mapping/SOP creation</text:p>
      <text:p text:style-name="Standard">• Client intake/files/asset organization</text:p>
      <text:p text:style-name="Standard"><text:soft-page-break/>• AI-assisted production pipelines</text:p>
      <text:p text:style-name="Standard">• Toolchain optimization</text:p>
      <text:p text:style-name="Standard">• Digital process mapping</text:p>
      <text:p text:style-name="Standard">• System logic/modular frameworks</text:p>
      <text:p text:style-name="Standard">• Operational efficiency planning</text:p>
      <text:p text:style-name="Standard">• Backend logic planning and command architecture</text:p>
      <text:p text:style-name="Standard">Application Layer*</text:p>
      <text:p text:style-name="Standard">• Freelance service architecture/digital product structuring</text:p>
      <text:p text:style-name="Standard">• Process documentation/SOPs</text:p>
      <text:p text:style-name="Standard">• Scalable service/business system design</text:p>
      <text:p text:style-name="Standard">Advisory Layer</text:p>
      <text:p text:style-name="Standard">• Brand Clarity/Positioning</text:p>
      <text:p text:style-name="Standard">• Scope definition/expectation alignment</text:p>
      <text:p text:style-name="Standard">• Creative direction consulting</text:p>
      <text:p text:style-name="Standard">• Long-term scalability planning</text:p>
      <text:p text:style-name="Standard"/>
      <text:p text:style-name="Standard">5. Platforms/Marketplaces</text:p>
      <text:p text:style-name="Standard">Experience</text:p>
      <text:p text:style-name="Standard">• Fiverr gig architecture/optimization</text:p>
      <text:p text:style-name="Standard">• Freelance offer structuring</text:p>
      <text:p text:style-name="Standard">• Package tier design (Basic·Standard·Premium)</text:p>
      <text:p text:style-name="Standard">• Upsell/add-on logic</text:p>
      <text:p text:style-name="Standard"/>
      <text:p text:style-name="Standard">6. Documentation/Knowledge Systems</text:p>
      <text:p text:style-name="Standard">Capabilities</text:p>
      <text:p text:style-name="Standard">• Long-form guides/databases</text:p>
      <text:p text:style-name="Standard">• Versioned documentation</text:p>
      <text:p text:style-name="Standard">• Structured lists/taxonomies</text:p>
      <text:p text:style-name="Standard">• Canon-locked reference</text:p>
      <text:p text:style-name="Standard"/>
      <text:p text:style-name="Standard">7. Motion Design &amp; Advanced Animation Systems</text:p>
      <text:p text:style-name="Standard">Capabilities</text:p>
      <text:p text:style-name="Standard">• Kinetic typography, logo reveals, explainer animations</text:p>
      <text:p text:style-name="Standard">• Complex particle systems, fluid simulations, 3D motion graphics</text:p>
      <text:p text:style-name="Standard">• Character rigging &amp; 2D/3D animation pipelines</text:p>
      <text:p text:style-name="Standard">• Motion tracking, rotoscoping, advanced compositing</text:p>
      <text:p text:style-name="Standard">• Custom transition systems &amp; micro-interactions</text:p>
      <text:p text:style-name="Standard">• Brand-consistent animation libraries &amp; style guides</text:p>
      <text:p text:style-name="Standard">• Performance-optimized exports for web/social/video</text:p>
      <text:p text:style-name="Standard">• Interactive animated UI prototypes</text:p>
      <text:p text:style-name="Standard">Tools/Tech</text:p>
      <text:p text:style-name="Standard">• After Effects • Cinema 4D • Blender • Lottie • Rive • GSAP</text:p>
      <text:p text:style-name="Standard">Deliverables</text:p>
      <text:p text:style-name="Standard">• MP4/WEBM/Lottie JSON source + editable project files</text:p>
      <text:p text:style-name="Standard">• Animation style guides &amp; asset libraries</text:p>
      <text:p text:style-name="Standard"/>
      <text:p text:style-name="Standard">8. No-Code / Low-Code Product Architecture</text:p>
      <text:p text:style-name="Standard">Capabilities</text:p>
      <text:p text:style-name="Standard">• Full MVPs built in days (portfolios, dashboards, SaaS tools)</text:p>
      <text:p text:style-name="Standard"><text:soft-page-break/>• Custom databases, user auth, payment flows</text:p>
      <text:p text:style-name="Standard">• Automation between 20+ platforms</text:p>
      <text:p text:style-name="Standard">• Responsive mobile-first experiences</text:p>
      <text:p text:style-name="Standard">• Version control &amp; team collaboration setups</text:p>
      <text:p text:style-name="Standard">• Scalable architecture planning (future migration paths)</text:p>
      <text:p text:style-name="Standard">Tools/Tech</text:p>
      <text:p text:style-name="Standard">• Webflow • Bubble • Framer • Airtable • Zapier • Softr • Glide</text:p>
      <text:p text:style-name="Standard">Deliverables</text:p>
      <text:p text:style-name="Standard">• Live deployed products + admin access + full documentation</text:p>
      <text:p text:style-name="Standard"/>
      <text:p text:style-name="Standard">9. Growth Systems &amp; Performance Analytics Dashboards</text:p>
      <text:p text:style-name="Standard">Capabilities</text:p>
      <text:p text:style-name="Standard">• Real-time KPI tracking &amp; custom dashboards</text:p>
      <text:p text:style-name="Standard">• Funnel analysis, conversion optimization</text:p>
      <text:p text:style-name="Standard">• Audience segmentation &amp; behavioral tracking</text:p>
      <text:p text:style-name="Standard">• A/B testing frameworks</text:p>
      <text:p text:style-name="Standard">• Predictive growth modeling</text:p>
      <text:p text:style-name="Standard">• Automated reporting &amp; alerts</text:p>
      <text:p text:style-name="Standard">Tools/Tech</text:p>
      <text:p text:style-name="Standard">• Google Analytics 4 • Mixpanel • Hotjar • Looker Studio • Notion DB + Make</text:p>
      <text:p text:style-name="Standard">Deliverables</text:p>
      <text:p text:style-name="Standard">• Live dashboards + weekly/monthly report templates</text:p>
      <text:p text:style-name="Standard"/>
      <text:p text:style-name="Standard">10. Brand Strategy &amp; Intellectual Property Frameworks</text:p>
      <text:p text:style-name="Standard">Capabilities</text:p>
      <text:p text:style-name="Standard">• Full brand positioning &amp; messaging architecture</text:p>
      <text:p text:style-name="Standard">• Naming systems, tagline development, voice/tone guides</text:p>
      <text:p text:style-name="Standard">• Trademark &amp; copyright strategy</text:p>
      <text:p text:style-name="Standard">• Competitor &amp; market positioning audits</text:p>
      <text:p text:style-name="Standard">• Long-term brand evolution roadmaps</text:p>
      <text:p text:style-name="Standard">• IP asset protection systems</text:p>
      <text:p text:style-name="Standard">Deliverables</text:p>
      <text:p text:style-name="Standard">• 50+ page Brand Strategy Bible + IP registry templates</text:p>
      <text:p text:style-name="Standard"/>
      <text:p text:style-name="Standard">11. Discord Systems &amp; Community Engineering</text:p>
      <text:p text:style-name="Standard">Full Vertical Now Integrated</text:p>
      <text:p text:style-name="Standard">Capabilities</text:p>
      <text:p text:style-name="Standard">Strategy &amp; Architecture</text:p>
      <text:p text:style-name="Standard">• Community identity development, niche positioning &amp; branding alignment</text:p>
      <text:p text:style-name="Standard">• Server architecture design (category/channel hierarchy, role ladders, permission engineering, multi-server ecosystems)</text:p>
      <text:p text:style-name="Standard">• Monetization architecture (paid tiers, subscription models, premium gating, NFT/token-gated systems)</text:p>
      <text:p text:style-name="Standard">• Community funnel mapping (Discord → Website → CRM → Product)</text:p>
      <text:p text:style-name="Standard">Technical Setup &amp; Automation</text:p>
      <text:p text:style-name="Standard">• Bot configuration (Dyno, Carl-bot, MEE6, ticket systems, auto-roles, welcome flows)</text:p>
      <text:p text:style-name="Standard">• Custom Node.js Discord bots, slash commands, database-backed automation</text:p>
      <text:p text:style-name="Standard">• AI integration (concierge bots, knowledge bases, GPT support automation, ticket triage, engagement bots)</text:p>
      <text:p text:style-name="Standard"><text:soft-page-break/>• API integrations (Stripe, Patreon, Shopify, OAuth2, webhooks, Zapier)</text:p>
      <text:p text:style-name="Standard">Security &amp; Moderation Systems</text:p>
      <text:p text:style-name="Standard">• Moderation framework &amp; enforcement ladders</text:p>
      <text:p text:style-name="Standard">• Anti-raid, anti-spam, verification gates, auto-moderation</text:p>
      <text:p text:style-name="Standard">• Security hardening, permission audits, crisis response playbooks, ban appeal systems</text:p>
      <text:p text:style-name="Standard">Branding &amp; Experience Design</text:p>
      <text:p text:style-name="Standard">• Visual branding (server icons, banners, animated assets, role colors, emoji/sticker packs)</text:p>
      <text:p text:style-name="Standard">• UX optimization (channel naming, clean minimal builds, onboarding flows, engagement loops)</text:p>
      <text:p text:style-name="Standard">• Event experience systems (AMA setups, stage channels, countdown bots, live event automation)</text:p>
      <text:p text:style-name="Standard">Growth &amp; Engagement Services</text:p>
      <text:p text:style-name="Standard">• Launch strategy, invite funnels, cross-platform growth &amp; referral systems</text:p>
      <text:p text:style-name="Standard">• Gamification (XP, leaderboards, badges, challenges)</text:p>
      <text:p text:style-name="Standard">• Retention engineering &amp; dead-server revival plans</text:p>
      <text:p text:style-name="Standard">Business / Enterprise Solutions</text:p>
      <text:p text:style-name="Standard">• Client portal servers, ticket-based support hubs, secure document systems</text:p>
      <text:p text:style-name="Standard">• Internal team operations dashboards, project tracking &amp; DevOps integrations</text:p>
      <text:p text:style-name="Standard">• Creator economy builds (Patreon/Ko-fi gated, course hosting, affiliate tracking)</text:p>
      <text:p text:style-name="Standard">Audits &amp; Optimization Services</text:p>
      <text:p text:style-name="Standard">• Full server audits (security, UX, monetization, bot efficiency, growth, permissions)</text:p>
      <text:p text:style-name="Standard">• Vulnerability reports &amp; optimization roadmaps</text:p>
      <text:p text:style-name="Standard">Premium / High-End Offers</text:p>
      <text:p text:style-name="Standard">• Discord Infrastructure Architect</text:p>
      <text:p text:style-name="Standard">• Community Systems Engineering</text:p>
      <text:p text:style-name="Standard">• AI-Powered Discord Ecosystem Build</text:p>
      <text:p text:style-name="Standard">• High-Authority Server Deployment</text:p>
      <text:p text:style-name="Standard">• Enterprise Discord Command Center</text:p>
      <text:p text:style-name="Standard">Micro Services (Quick-Win Deliverables)</text:p>
      <text:p text:style-name="Standard">• Channel cleanup • Role restructure • Ticket bot install • Server template creation</text:p>
      <text:p text:style-name="Standard">• Announcement systems • Custom slash commands • Verification setup • Server backups</text:p>
      <text:p text:style-name="Standard">Deliverables (All Formats)</text:p>
      <text:p text:style-name="Standard">• Live Discord servers (fully built &amp; handed over with admin access)</text:p>
      <text:p text:style-name="Standard">• Architecture blueprints, SOPs &amp; playbooks</text:p>
      <text:p text:style-name="Standard">• Custom bot code + documentation</text:p>
      <text:p text:style-name="Standard">• Branded asset packs (icons, banners, animations, emoji)</text:p>
      <text:p text:style-name="Standard">• Audit reports &amp; optimization roadmaps</text:p>
      <text:p text:style-name="Standard"/>
      <text:p text:style-name="Standard">Ki-Ra Studios page<text:line-break/>/kirastudios</text:p>
      <text:p text:style-name="Standard">Ki-Ra Studios – Task Force Branch</text:p>
      <text:p text:style-name="Standard">World-Building / Game Dev Studio</text:p>
      <text:p text:style-name="Standard"/>
      <text:p text:style-name="Standard">11. Game-Development/World-Building Design</text:p>
      <text:p text:style-name="Standard">Capabilities</text:p>
      <text:p text:style-name="Standard">• Real-time engine workflows (Unity/Unreal Engine)</text:p>
      <text:p text:style-name="Standard">• Gameplay/systems/QOL MODs</text:p>
      <text:p text:style-name="Standard">• Game-ready asset creation/optimization</text:p>
      <text:p text:style-name="Standard">• Environment/blockout/level prototyping</text:p>
      <text:p text:style-name="Standard">• Interactive prototypes/vertical slices</text:p>
      <text:p text:style-name="Standard">• Mobile game prototyping (iOS/Android focus)</text:p>
      <text:p text:style-name="Standard"><text:soft-page-break/>• Technical art pipelines (assets→engine)</text:p>
      <text:p text:style-name="Standard">• Performance-aware design (LOD/batching/optimization)</text:p>
      <text:p text:style-name="Standard">• Cross-platform (PC/Mobile/WebGL)</text:p>
      <text:p text:style-name="Standard">• HUD/UI systems for games/interactive apps</text:p>
      <text:p text:style-name="Standard">• Canon documentation/lore systems</text:p>
      <text:p text:style-name="Standard">• Faction/operator/environment design</text:p>
      <text:p text:style-name="Standard">• Poster/cinematic key art</text:p>
      <text:p text:style-name="Standard">Tools/Engines</text:p>
      <text:p text:style-name="Standard">• Blender – Modeling/Sculpting/Uvs/Animations/Export pipelines</text:p>
      <text:p text:style-name="Standard">• Unity – 2D/3D Games/Mobile-first builds/Rapid Prototyping </text:p>
      <text:p text:style-name="Standard">• Unreal Engine – Cinematic visuals/High-fidelity environments/Blueprints</text:p>
      <text:p text:style-name="Standard">• Substance (as needed) – Materials/Texturing</text:p>
      <text:p text:style-name="Standard">• Engine-ready export standards (FBX/GLTF/PNG/EXR)</text:p>
      <text:p text:style-name="Standard">Game-Adjacent Focus</text:p>
      <text:p text:style-name="Standard">• UI/HUD concepts for games/simulations</text:p>
      <text:p text:style-name="Standard">• Worldbuilding systems/canon documentation</text:p>
      <text:p text:style-name="Standard">• Factions/operators/environments/lore bibles</text:p>
      <text:p text:style-name="Standard">• Poster/key art/cinematic mockups</text:p>
      <text:p text:style-name="Standard">• Brand-locked game worlds (visual+narrative cohesion)</text:p>
      <text:p text:style-name="Standard">Deliverables</text:p>
      <text:p text:style-name="Standard">• Engine-ready assets</text:p>
      <text:p text:style-name="Standard">• Packaged Mods</text:p>
      <text:p text:style-name="Standard">• Prototype builds/Playable demos</text:p>
      <text:p text:style-name="Standard">• Visual slices (cinematic/interactive)</text:p>
      <text:p text:style-name="Standard">• UI/HUD kits</text:p>
      <text:p text:style-name="Standard">• World/system Docs</text:p>
      <text:p text:style-name="Standard">• Source files+structured handoff</text:p>
      <text:p text:style-name="Standard"/>
      <text:p text:style-name="Standard">12. Narrative Design &amp; Interactive Storytelling Systems</text:p>
      <text:p text:style-name="Standard">Capabilities</text:p>
      <text:p text:style-name="Standard">• Branching dialogue trees &amp; choice-driven narratives</text:p>
      <text:p text:style-name="Standard">• Lore bibles, faction backstories, character arcs</text:p>
      <text:p text:style-name="Standard">• Quest &amp; progression system design</text:p>
      <text:p text:style-name="Standard">• World canon documentation &amp; consistency engines</text:p>
      <text:p text:style-name="Standard">• Emotional beat mapping &amp; player experience flows</text:p>
      <text:p text:style-name="Standard">• Transmedia storytelling extensions (game → content → merch)</text:p>
      <text:p text:style-name="Standard">Tools/Tech</text:p>
      <text:p text:style-name="Standard">• Yarn Spinner • Twine • Ink • Notion • World Anvil</text:p>
      <text:p text:style-name="Standard">Deliverables</text:p>
      <text:p text:style-name="Standard">• Complete narrative docs + integrated engine files</text:p>
      <text:p text:style-name="Standard"/>
      <text:p text:style-name="Standard">13. Procedural Generation &amp; Dynamic World Pipelines</text:p>
      <text:p text:style-name="Standard">Capabilities</text:p>
      <text:p text:style-name="Standard">• Terrain, city, dungeon &amp; ecosystem procedural systems</text:p>
      <text:p text:style-name="Standard">• Dynamic NPC behaviors &amp; event generation</text:p>
      <text:p text:style-name="Standard">• Loot &amp; item procedural systems</text:p>
      <text:p text:style-name="Standard">• Runtime optimization &amp; seed-based reproducibility</text:p>
      <text:p text:style-name="Standard">• Hybrid hand-crafted + procedural workflows</text:p>
      <text:p text:style-name="Standard">Tools/Tech</text:p>
      <text:p text:style-name="Standard"><text:soft-page-break/>• Houdini • Unity PCG • Unreal Niagara &amp; PCG • Blender Geometry Nodes</text:p>
      <text:p text:style-name="Standard">Deliverables</text:p>
      <text:p text:style-name="Standard">• Procedural modules + editor tools + documentation</text:p>
      <text:p text:style-name="Standard"/>
      <text:p text:style-name="Standard">14. VR/AR/XR Experience Prototyping</text:p>
      <text:p text:style-name="Standard">Capabilities</text:p>
      <text:p text:style-name="Standard">• Full XR scene builds &amp; interaction design</text:p>
      <text:p text:style-name="Standard">• Hand tracking, spatial UI, locomotion systems</text:p>
      <text:p text:style-name="Standard">• Cross-device deployment (Quest, Vision Pro, mobile AR)</text:p>
      <text:p text:style-name="Standard">• Immersive storytelling in XR</text:p>
      <text:p text:style-name="Standard">• Performance profiling for standalone headsets</text:p>
      <text:p text:style-name="Standard">Tools/Tech</text:p>
      <text:p text:style-name="Standard">• Unity XR Interaction Toolkit • Unreal OpenXR • AR Foundation</text:p>
      <text:p text:style-name="Standard">Deliverables</text:p>
      <text:p text:style-name="Standard">• Playable XR builds + full source + optimization reports</text:p>
      <text:p text:style-name="Standard"/>
      <text:p text:style-name="Standard">15. Full Audio Design &amp; Immersive Sound Systems</text:p>
      <text:p text:style-name="Standard">Capabilities</text:p>
      <text:p text:style-name="Standard">• Adaptive music &amp; dynamic audio engines</text:p>
      <text:p text:style-name="Standard">• Foley, voice direction, soundscape design</text:p>
      <text:p text:style-name="Standard">• Spatial audio (3D/ambisonics)</text:p>
      <text:p text:style-name="Standard">• Audio middleware integration</text:p>
      <text:p text:style-name="Standard">• Localization &amp; accessibility audio layers</text:p>
      <text:p text:style-name="Standard">Tools/Tech</text:p>
      <text:p text:style-name="Standard">• FMOD • Wwise • Reaper • ElevenLabs (voice) • Audacity</text:p>
      <text:p text:style-name="Standard">Deliverables</text:p>
      <text:p text:style-name="Standard">• Complete audio banks + implementation guides</text:p>
      <text:p text:style-name="Standard"/>
      <text:p text:style-name="Standard">16. Game Economy, Balancing &amp; Live-Service Ops</text:p>
      <text:p text:style-name="Standard">Capabilities</text:p>
      <text:p text:style-name="Standard">• Economy design (currencies, sinks, progression)</text:p>
      <text:p text:style-name="Standard">• Meta &amp; balancing systems with data-driven iteration</text:p>
      <text:p text:style-name="Standard">• Live-ops event frameworks</text:p>
      <text:p text:style-name="Standard">• Monetization &amp; battle-pass architecture</text:p>
      <text:p text:style-name="Standard">• Player retention &amp; churn analysis loops</text:p>
      <text:p text:style-name="Standard">Deliverables</text:p>
      <text:p text:style-name="Standard">• Economy spreadsheets + balancing tools + live-ops playbooks<text:line-break/></text:p>
      <text:p text:style-name="Standard"/>
      <text:p text:style-name="Standard"/>
      <text:p text:style-name="Standard">/kirastudios/namtar</text:p>
      <text:p text:style-name="Standard">NAMTAR “Open World Survival Game” Coming Soon</text:p>
      <text:p text:style-name="Standard"/>
      <text:p text:style-name="Standard">/kirastudios/namtarark<text:line-break/>Ark Survival Ascended Cluster Coming Soon</text:p>
      <text:p text:style-name="Standard"/>
      <text:p text:style-name="Standard">/kirastudios/frostheimark</text:p>
      <text:p text:style-name="Standard">Ark Survival Ascended Servers Coming Soon to NAMTAR ASA Clusters</text:p>
      <text:p text:style-name="Standard"/>
      <text:p text:style-name="Standard"><text:soft-page-break/>/kirastudios/dysunsark</text:p>
      <text:p text:style-name="Standard">Dysun’s Realm Ark Survival Ascended Servers Comin Soon to NAMTAR ASA Clusters</text:p>
      <text:p text:style-name="Standard"><text:line-break/>PULSE Page</text:p>
      <text:p text:style-name="Standard">/pulse</text:p>
      <text:p text:style-name="Standard">PULSΞ – Task Force Branch</text:p>
      <text:p text:style-name="Standard">Broadcast / Creator Hub</text:p>
      <text:p text:style-name="Standard"/>
      <text:p text:style-name="Standard">17. Streaming/Broadcast/Overlay Design</text:p>
      <text:p text:style-name="Standard">Capabilities</text:p>
      <text:p text:style-name="Standard">• OBS scene architecture/overlay design</text:p>
      <text:p text:style-name="Standard">• Alert/HUD style UI design</text:p>
      <text:p text:style-name="Standard">• Stream branding packages</text:p>
      <text:p text:style-name="Standard">• TikTok/live-broadcast visual kits</text:p>
      <text:p text:style-name="Standard">• Animated overlays/scene layouts</text:p>
      <text:p text:style-name="Standard">• Creator-focused visual systems</text:p>
      <text:p text:style-name="Standard"/>
      <text:p text:style-name="Standard">18. Full Video Editing &amp; Post-Production Pipelines</text:p>
      <text:p text:style-name="Standard">Capabilities</text:p>
      <text:p text:style-name="Standard">• Long-form &amp; cinematic editing</text:p>
      <text:p text:style-name="Standard">• Color grading, VFX, motion graphics integration</text:p>
      <text:p text:style-name="Standard">• AI-assisted cutting &amp; upscaling</text:p>
      <text:p text:style-name="Standard">• Multi-cam live-to-VOD workflows</text:p>
      <text:p text:style-name="Standard">• Subtitle &amp; accessibility post</text:p>
      <text:p text:style-name="Standard">Tools/Tech</text:p>
      <text:p text:style-name="Standard">• DaVinci Resolve • Premiere Pro • CapCut • Runway Gen-3 • Topaz</text:p>
      <text:p text:style-name="Standard">Deliverables</text:p>
      <text:p text:style-name="Standard">• Final masters + project files + asset libraries</text:p>
      <text:p text:style-name="Standard"/>
      <text:p text:style-name="Standard">19. Short-Form Content Strategy &amp; Optimization Systems</text:p>
      <text:p text:style-name="Standard">Capabilities</text:p>
      <text:p text:style-name="Standard">• Viral hook frameworks &amp; 15–60s content blueprints</text:p>
      <text:p text:style-name="Standard">• Platform-specific optimization (algorithm targeting)</text:p>
      <text:p text:style-name="Standard">• Batch production &amp; repurposing systems</text:p>
      <text:p text:style-name="Standard">• Thumbnail &amp; caption testing loops</text:p>
      <text:p text:style-name="Standard">• Trend-jacking &amp; seasonal calendars</text:p>
      <text:p text:style-name="Standard">Deliverables</text:p>
      <text:p text:style-name="Standard">• 30-day content calendars + template packs</text:p>
      <text:p text:style-name="Standard"/>
      <text:p text:style-name="Standard">20. Multi-Platform Syndication &amp; Automation Hubs</text:p>
      <text:p text:style-name="Standard">Capabilities</text:p>
      <text:p text:style-name="Standard">• One-to-many publishing pipelines</text:p>
      <text:p text:style-name="Standard">• Auto-clipping &amp; cross-posting</text:p>
      <text:p text:style-name="Standard">• Performance-based redistribution rules</text:p>
      <text:p text:style-name="Standard">• Community management automation</text:p>
      <text:p text:style-name="Standard">Tools/Tech</text:p>
      <text:p text:style-name="Standard">• Make.com • Zapier • Buffer • Ayrshare • Opus Clip</text:p>
      <text:p text:style-name="Standard">Deliverables</text:p>
      <text:p text:style-name="Standard">• Live automation hub + SOPs</text:p>
      <text:p text:style-name="Standard"><text:soft-page-break/></text:p>
      <text:p text:style-name="Standard">21. Virtual Event / Live Production Command Systems</text:p>
      <text:p text:style-name="Standard">Capabilities</text:p>
      <text:p text:style-name="Standard">• End-to-end virtual summit &amp; concert production</text:p>
      <text:p text:style-name="Standard">• Multi-stream routing &amp; guest management</text:p>
      <text:p text:style-name="Standard">• Interactive elements (polls, shops, chats)</text:p>
      <text:p text:style-name="Standard">• Post-event highlight automation</text:p>
      <text:p text:style-name="Standard">Tools/Tech</text:p>
      <text:p text:style-name="Standard">• StreamYard • Restream • vMix • Hopin/Remo</text:p>
      <text:p text:style-name="Standard">Deliverables</text:p>
      <text:p text:style-name="Standard">• Event command center + replay packages</text:p>
      <text:p text:style-name="Standard"/>
      <text:p text:style-name="Standard">22. Creator Merch &amp; Hybrid Product Visual Systems</text:p>
      <text:p text:style-name="Standard">Capabilities</text:p>
      <text:p text:style-name="Standard">• Print-on-demand mockup pipelines</text:p>
      <text:p text:style-name="Standard">• Merch branding &amp; collection design</text:p>
      <text:p text:style-name="Standard">• 3D product visualization</text:p>
      <text:p text:style-name="Standard">• Limited-drop campaign visuals</text:p>
      <text:p text:style-name="Standard">Deliverables</text:p>
      <text:p text:style-name="Standard">• Full merch asset kits + shop integration files</text:p>
      <text:p text:style-name="Standard"/>
      <text:p text:style-name="Standard">ANU’s Page </text:p>
      <text:p text:style-name="Standard">/anu</text:p>
      <text:p text:style-name="Standard">ANU – Operator</text:p>
      <text:p text:style-name="Standard">Role: Concierge Operator</text:p>
      <text:p text:style-name="Standard"/>
      <text:p text:style-name="Standard">23. Client Experience/Concierge Skills</text:p>
      <text:p text:style-name="Standard">Capabilities</text:p>
      <text:p text:style-name="Standard">• Scope clarification/expectation alignment</text:p>
      <text:p text:style-name="Standard">• Pre-order vetting/intake</text:p>
      <text:p text:style-name="Standard">• Clear timelines/revision control</text:p>
      <text:p text:style-name="Standard">• Security-first communication practices</text:p>
      <text:p text:style-name="Standard">Process</text:p>
      <text:p text:style-name="Standard">• Clarify goal/constraints</text:p>
      <text:p text:style-name="Standard">• Align scope/deliverables</text:p>
      <text:p text:style-name="Standard">• Execute with checkpoints</text:p>
      <text:p text:style-name="Standard">• Polish/export/handoff</text:p>
      <text:p text:style-name="Standard"/>
      <text:p text:style-name="Standard">24. Full CRM &amp; Client Lifecycle Management</text:p>
      <text:p text:style-name="Standard">Capabilities</text:p>
      <text:p text:style-name="Standard">• End-to-end client journey mapping</text:p>
      <text:p text:style-name="Standard">• Automated onboarding, milestones, offboarding</text:p>
      <text:p text:style-name="Standard">• Feedback &amp; NPS systems</text:p>
      <text:p text:style-name="Standard">• Knowledge-base per-client portals</text:p>
      <text:p text:style-name="Standard">Tools/Tech</text:p>
      <text:p text:style-name="Standard">• Notion • HubSpot • Pipedrive • Custom Airtable</text:p>
      <text:p text:style-name="Standard">Deliverables</text:p>
      <text:p text:style-name="Standard">• Live CRM workspace + automation rules</text:p>
      <text:p text:style-name="Standard"/>
      <text:p text:style-name="Standard"><text:soft-page-break/>25. Financial Operations, Invoicing &amp; Profitability Systems</text:p>
      <text:p text:style-name="Standard">Capabilities</text:p>
      <text:p text:style-name="Standard">• Automated invoicing &amp; payment chasing</text:p>
      <text:p text:style-name="Standard">• Real-time project profitability tracking</text:p>
      <text:p text:style-name="Standard">• Expense categorization &amp; tax-ready exports</text:p>
      <text:p text:style-name="Standard">• Forecasting &amp; retainer management</text:p>
      <text:p text:style-name="Standard">Tools/Tech</text:p>
      <text:p text:style-name="Standard">• Stripe • QuickBooks • Wise • Notion Finance DB</text:p>
      <text:p text:style-name="Standard">Deliverables</text:p>
      <text:p text:style-name="Standard">• Dashboard + monthly financial SOPs</text:p>
      <text:p text:style-name="Standard"/>
      <text:p text:style-name="Standard">26. Advanced Contract &amp; Legal Workflow Architecture</text:p>
      <text:p text:style-name="Standard">Capabilities</text:p>
      <text:p text:style-name="Standard">• Modular contract templates &amp; clause libraries</text:p>
      <text:p text:style-name="Standard">• E-signature &amp; version control flows</text:p>
      <text:p text:style-name="Standard">• Scope change &amp; amendment automation</text:p>
      <text:p text:style-name="Standard">• IP ownership &amp; NDA systems</text:p>
      <text:p text:style-name="Standard">Tools/Tech</text:p>
      <text:p text:style-name="Standard">• DocuSign • PandaDoc • Notion Contracts DB</text:p>
      <text:p text:style-name="Standard">Deliverables</text:p>
      <text:p text:style-name="Standard">• Full legal asset library + workflow templates</text:p>
      <text:p text:style-name="Standard"/>
      <text:p text:style-name="Standard">KYRAX Page </text:p>
      <text:p text:style-name="Standard">/kyrax</text:p>
      <text:p text:style-name="Standard">KYRAX</text:p>
      <text:p text:style-name="Standard">Role: AI Concierge</text:p>
      <text:p text:style-name="Standard"/>
      <text:p text:style-name="Standard">27. AI-Enhanced Creative Workflows</text:p>
      <text:p text:style-name="Standard">Capabilities</text:p>
      <text:p text:style-name="Standard">• Prompt engineering/reusable prompt frameworks</text:p>
      <text:p text:style-name="Standard">• Brand-consistent AI visuals/style-locked pipelines</text:p>
      <text:p text:style-name="Standard">• Rapid concept iteration</text:p>
      <text:p text:style-name="Standard">• Task automation using AI tools</text:p>
      <text:p text:style-name="Standard">• Custom AI personas/operational agents</text:p>
      <text:p text:style-name="Standard">• AI accelerated execution inside already-defined systems</text:p>
      <text:p text:style-name="Standard"/>
      <text:p text:style-name="Standard">28. Multi-Agent AI Orchestration Networks</text:p>
      <text:p text:style-name="Standard">Capabilities</text:p>
      <text:p text:style-name="Standard">• Crew-based AI teams (researcher + designer + editor + strategist)</text:p>
      <text:p text:style-name="Standard">• Autonomous task delegation &amp; handoff</text:p>
      <text:p text:style-name="Standard">• Memory &amp; context persistence across agents</text:p>
      <text:p text:style-name="Standard">• Human-in-the-loop oversight dashboards</text:p>
      <text:p text:style-name="Standard">Tools/Tech</text:p>
      <text:p text:style-name="Standard">• CrewAI • AutoGen • LangGraph • Custom GPTs</text:p>
      <text:p text:style-name="Standard">Deliverables</text:p>
      <text:p text:style-name="Standard">• Deployable agent swarms + monitoring interface</text:p>
      <text:p text:style-name="Standard"/>
      <text:p text:style-name="Standard">29. Generative Video / Voice / Motion AI Pipelines</text:p>
      <text:p text:style-name="Standard">Capabilities</text:p>
      <text:p text:style-name="Standard"><text:soft-page-break/>• Text-to-video, image-to-video, lip-sync</text:p>
      <text:p text:style-name="Standard">• Brand-consistent character &amp; scene generation</text:p>
      <text:p text:style-name="Standard">• Long-form AI video with editing hooks</text:p>
      <text:p text:style-name="Standard">• Voice cloning &amp; emotional delivery</text:p>
      <text:p text:style-name="Standard">Tools/Tech</text:p>
      <text:p text:style-name="Standard">• Runway Gen-3 • Kling • Luma Dream Machine • ElevenLabs • HeyGen</text:p>
      <text:p text:style-name="Standard">Deliverables</text:p>
      <text:p text:style-name="Standard">• Production-ready video assets + prompt libraries</text:p>
      <text:p text:style-name="Standard"/>
      <text:p text:style-name="Standard">30. Autonomous Research &amp; Predictive Intelligence Units</text:p>
      <text:p text:style-name="Standard">Capabilities</text:p>
      <text:p text:style-name="Standard">• Deep-dive market/competitor research agents</text:p>
      <text:p text:style-name="Standard">• Trend prediction &amp; opportunity mapping</text:p>
      <text:p text:style-name="Standard">• Real-time news &amp; sentiment analysis</text:p>
      <text:p text:style-name="Standard">• Personalized client intelligence briefs</text:p>
      <text:p text:style-name="Standard">Tools/Tech</text:p>
      <text:p text:style-name="Standard">• Perplexity • Custom GPT research agents • Make + Google Alerts</text:p>
      <text:p text:style-name="Standard">Deliverables</text:p>
      <text:p text:style-name="Standard">• Weekly intelligence reports + live dashboar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5:54:36.965021300</meta:creation-date>
    <dc:date>2026-03-31T19:59:30.294707900</dc:date>
    <meta:editing-duration>P1DT3H54M33S</meta:editing-duration>
    <meta:editing-cycles>1</meta:editing-cycles>
    <meta:document-statistic meta:table-count="0" meta:image-count="0" meta:object-count="0" meta:page-count="10" meta:paragraph-count="411" meta:word-count="2078" meta:character-count="15468" meta:non-whitespace-character-count="13786"/>
    <meta:generator>LibreOffice/25.8.5.2$Windows_X86_64 LibreOffice_project/9c8b85f387cc00a89945a79c9e6239f32e450ac2</meta:generator>
  </office:meta>
</office:document-meta>
</file>